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041" officeooo:paragraph-rsid="000d50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11:43:44.334882874</meta:creation-date>
    <dc:date>2020-11-15T11:45:23.919041272</dc:date>
    <meta:editing-duration>PT1M40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4.6.2$Linux_X86_64 LibreOffice_project/40$Build-2</meta:generator>
  </office:meta>
</office:document-meta>
</file>